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b7656" officeooo:paragraph-rsid="0016af0b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normal" officeooo:rsid="0016af0b" officeooo:paragraph-rsid="0016af0b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variant="normal" fo:text-transform="none" fo:color="#000000" style:font-name="Arial" fo:font-size="11.25pt" fo:letter-spacing="normal" fo:font-style="normal" fo:font-weight="normal" officeooo:rsid="0016af0b" officeooo:paragraph-rsid="0016af0b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variant="normal" fo:text-transform="none" fo:color="#000000" style:font-name="Droid Sans Mono" fo:font-size="10.5pt" fo:letter-spacing="normal" fo:font-style="normal" fo:font-weight="normal" officeooo:rsid="0016af0b" officeooo:paragraph-rsid="0016af0b" fo:background-color="transparent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16af0b" officeooo:paragraph-rsid="0016af0b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5pt" fo:letter-spacing="normal" fo:font-style="normal" fo:font-weight="normal" officeooo:rsid="0016af0b" officeooo:paragraph-rsid="0016af0b" style:font-size-asian="15pt" style:font-weight-asian="normal" style:font-size-complex="15pt" style:font-weight-complex="normal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000000" fo:background-color="transparent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T1" style:family="text">
      <style:text-properties officeooo:rsid="0016af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етухова Мария, группа ИУ9-<text:span text:style-name="T1">3</text:span>1Б, лабораторная работа №<text:span text:style-name="T1">4</text:span></text:p>
      <text:p text:style-name="P1"/>
      <text:p text:style-name="P2">1. Условие задачи:</text:p>
      <text:p text:style-name="P6">Реализовать программу синтаксического разбора гипертекста инфоблоков сниппетов новостей.</text:p>
      <text:p text:style-name="P3"/>
      <text:p text:style-name="P5">2. Исходный код программы:</text:p>
      <text:p text:style-name="P6">а) main.go:</text:p>
      <text:p text:style-name="P4">package main</text:p>
      <text:p text:style-name="P8"/>
      <text:p text:style-name="P9">import (</text:p>
      <text:p text:style-name="P9">"fmt"</text:p>
      <text:p text:style-name="P9">"html/template"</text:p>
      <text:p text:style-name="P9">"net/http"</text:p>
      <text:p text:style-name="P8"/>
      <text:p text:style-name="P9">"golang.org/x/net/html"</text:p>
      <text:p text:style-name="P9">)</text:p>
      <text:p text:style-name="P8"/>
      <text:p text:style-name="P9">func getChildren(node *html.Node) []*html.Node { // <text:span text:style-name="T1">достаем дочерний тег</text:span></text:p>
      <text:p text:style-name="P9">var children []*html.Node</text:p>
      <text:p text:style-name="P9">for c := node.FirstChild; c != nil; c = c.NextSibling {</text:p>
      <text:p text:style-name="P9">children = append(children, c)</text:p>
      <text:p text:style-name="P9">}</text:p>
      <text:p text:style-name="P9">return children</text:p>
      <text:p text:style-name="P9">}</text:p>
      <text:p text:style-name="P8"/>
      <text:p text:style-name="P9">func getAttr(node *html.Node, key string) string { // <text:span text:style-name="T1">вынимаем тег по атрибуту</text:span></text:p>
      <text:p text:style-name="P9">for _, attr := range node.Attr {</text:p>
      <text:p text:style-name="P9">if attr.Key == key {</text:p>
      <text:p text:style-name="P9">return attr.Val</text:p>
      <text:p text:style-name="P9">}</text:p>
      <text:p text:style-name="P9">}</text:p>
      <text:p text:style-name="P9">return ""</text:p>
      <text:p text:style-name="P9">}</text:p>
      <text:p text:style-name="P8"/>
      <text:p text:style-name="P9">func isText(node *html.Node) bool { // <text:span text:style-name="T1">проверяем текст ли это</text:span></text:p>
      <text:p text:style-name="P9">return node != nil &amp;&amp; node.Type == html.TextNode</text:p>
      <text:p text:style-name="P9">}</text:p>
      <text:p text:style-name="P8"/>
      <text:p text:style-name="P9">func isElem(node *html.Node, tag string) bool { // <text:span text:style-name="T1">проверка элемента</text:span></text:p>
      <text:p text:style-name="P9">return node != nil &amp;&amp; node.Type == html.ElementNode &amp;&amp; node.Data == tag</text:p>
      <text:p text:style-name="P9">}</text:p>
      <text:p text:style-name="P8"/>
      <text:p text:style-name="P9">func isDiv(node *html.Node, class string) bool { // <text:span text:style-name="T1">проверка на div</text:span></text:p>
      <text:p text:style-name="P9">return isElem(node, "div") &amp;&amp; getAttr(node, "class") == class</text:p>
      <text:p text:style-name="P9">}</text:p>
      <text:p text:style-name="P8"/>
      <text:p text:style-name="P9"><text:soft-page-break/>func readItem(item *html.Node, variant string) *One_news { // <text:span text:style-name="T1">читаем содержимое элемента и записываем его в объект One_news</text:span></text:p>
      <text:p text:style-name="P9">if a := item.FirstChild; isElem(a, "a") {</text:p>
      <text:p text:style-name="P9">if cs := getChildren(a); len(cs) == 2 &amp;&amp; isElem(cs[0], "time") &amp;&amp; isText(cs[1]) &amp;&amp; variant == "span4" {</text:p>
      <text:p text:style-name="P9">return &amp;One_news{</text:p>
      <text:p text:style-name="P9">Link: "https://lenta.ru" + getAttr(a, "href"),</text:p>
      <text:p text:style-name="P9">Published: getAttr(cs[0], "title"),</text:p>
      <text:p text:style-name="P9">Title: cs[1].Data,</text:p>
      <text:p text:style-name="P9">}</text:p>
      <text:p text:style-name="P9">} else {</text:p>
      <text:p text:style-name="P9">return &amp;One_news{</text:p>
      <text:p text:style-name="P9">Link: "https://lenta.ru" + getAttr(a, "href"),</text:p>
      <text:p text:style-name="P9">Published: "В желтом блоке нет времени публикации",</text:p>
      <text:p text:style-name="P9">Title: getChildren(a)[0].Data,</text:p>
      <text:p text:style-name="P9">}</text:p>
      <text:p text:style-name="P9">}</text:p>
      <text:p text:style-name="P9">}</text:p>
      <text:p text:style-name="P9">return nil</text:p>
      <text:p text:style-name="P9">}</text:p>
      <text:p text:style-name="P8"/>
      <text:p text:style-name="P9">type One_news struct {</text:p>
      <text:p text:style-name="P9">Link, Published, Title string</text:p>
      <text:p text:style-name="P9">}</text:p>
      <text:p text:style-name="P8"/>
      <text:p text:style-name="P9">type ViewData struct {</text:p>
      <text:p text:style-name="P9">Lenta []*One_news</text:p>
      <text:p text:style-name="P9">}</text:p>
      <text:p text:style-name="P8"/>
      <text:p text:style-name="P9">func downloadNews() []*One_news {</text:p>
      <text:p text:style-name="P9">fmt.Println("sending request to lenta.ru")</text:p>
      <text:p text:style-name="P9">if response, err := http.Get("http://lenta.ru"); err != nil {</text:p>
      <text:p text:style-name="P9">fmt.Println("request to lenta.ru failed", "error", err)</text:p>
      <text:p text:style-name="P9">} else {</text:p>
      <text:p text:style-name="P9">defer response.Body.Close()</text:p>
      <text:p text:style-name="P9">status := response.StatusCode</text:p>
      <text:p text:style-name="P9">fmt.Println("got response from lenta.ru", "status", status)</text:p>
      <text:p text:style-name="P9">if status == http.StatusOK {</text:p>
      <text:p text:style-name="P9">if doc, err := html.Parse(response.Body); err != nil {</text:p>
      <text:p text:style-name="P9">fmt.Println("invalid HTML from lenta.ru", "error", err)</text:p>
      <text:p text:style-name="P9">} else {</text:p>
      <text:p text:style-name="P9">fmt.Println("HTML from lenta.ru parsed successfully")</text:p>
      <text:p text:style-name="P9">return search(doc)</text:p>
      <text:p text:style-name="P9">}</text:p>
      <text:p text:style-name="P9">}</text:p>
      <text:p text:style-name="P9">}</text:p>
      <text:p text:style-name="P9">return nil</text:p>
      <text:p text:style-name="P9">}</text:p>
      <text:p text:style-name="P8"/>
      <text:p text:style-name="P9">var items []*One_news</text:p>
      <text:p text:style-name="P8"/>
      <text:p text:style-name="P9"><text:soft-page-break/>func search(node *html.Node) []*One_news { // <text:span text:style-name="T1">ищем определенный div-блок и скачиваем его</text:span></text:p>
      <text:p text:style-name="P9">var res []*One_news</text:p>
      <text:p text:style-name="P9">if isDiv(node, "span4") {</text:p>
      <text:p text:style-name="P9">var items []*One_news</text:p>
      <text:p text:style-name="P9">for c := node.FirstChild; c != nil; c = c.NextSibling {</text:p>
      <text:p text:style-name="P9">if isDiv(c, "item") {</text:p>
      <text:p text:style-name="P9">if item := readItem(c, "span4"); item != nil {</text:p>
      <text:p text:style-name="P9">items = append(items, item)</text:p>
      <text:p text:style-name="P9">}</text:p>
      <text:p text:style-name="P9">}</text:p>
      <text:p text:style-name="P9">}</text:p>
      <text:p text:style-name="P9">res = append(res, items...)</text:p>
      <text:p text:style-name="P9">}</text:p>
      <text:p text:style-name="P8"/>
      <text:p text:style-name="P9">if isDiv(node, "b-yellow-box__wrap") {</text:p>
      <text:p text:style-name="P9">var items []*One_news</text:p>
      <text:p text:style-name="P9">for c := node.FirstChild; c != nil; c = c.NextSibling {</text:p>
      <text:p text:style-name="P9">if isDiv(c, "item") {</text:p>
      <text:p text:style-name="P9">if item := readItem(c, "yellow"); item != nil {</text:p>
      <text:p text:style-name="P9">items = append(items, item)</text:p>
      <text:p text:style-name="P9">}</text:p>
      <text:p text:style-name="P9">}</text:p>
      <text:p text:style-name="P9">}</text:p>
      <text:p text:style-name="P9">res = append(res, items...)</text:p>
      <text:p text:style-name="P9">}</text:p>
      <text:p text:style-name="P8"/>
      <text:p text:style-name="P9">for c := node.FirstChild; c != nil; c = c.NextSibling {</text:p>
      <text:p text:style-name="P9">if items := search(c); items != nil {</text:p>
      <text:p text:style-name="P9">res = append(res, items...)</text:p>
      <text:p text:style-name="P9">}</text:p>
      <text:p text:style-name="P9">}</text:p>
      <text:p text:style-name="P9">return res</text:p>
      <text:p text:style-name="P9">}</text:p>
      <text:p text:style-name="P8"/>
      <text:p text:style-name="P9">func mainpage(w http.ResponseWriter, r *http.Request) {</text:p>
      <text:p text:style-name="P8"/>
      <text:p text:style-name="P9">fmt.Println("Downloader started")</text:p>
      <text:p text:style-name="P9">news := downloadNews()</text:p>
      <text:p text:style-name="P8"/>
      <text:p text:style-name="P9">data := ViewData{Lenta: news}</text:p>
      <text:p text:style-name="P9">tmpl, _ := template.ParseFiles("index.html")</text:p>
      <text:p text:style-name="P9">tmpl.Execute(w, data)</text:p>
      <text:p text:style-name="P9">}</text:p>
      <text:p text:style-name="P8"/>
      <text:p text:style-name="P9">func main() {</text:p>
      <text:p text:style-name="P8"/>
      <text:p text:style-name="P9">http.HandleFunc("/", mainpage)</text:p>
      <text:p text:style-name="P9">err := http.ListenAndServe(":2000", nil) // задаем слушать порт</text:p>
      <text:p text:style-name="P9">if err != nil {</text:p>
      <text:p text:style-name="P9">fmt.Println("ListenAndServe: ", err)</text:p>
      <text:p text:style-name="P9"><text:soft-page-break/>}</text:p>
      <text:p text:style-name="P8"/>
      <text:p text:style-name="P9">}</text:p>
      <text:p text:style-name="P7"/>
      <text:p text:style-name="P6">б) index.html:</text:p>
      <text:p text:style-name="P3">&lt;!DOCTYPE html&gt;</text:p>
      <text:p text:style-name="P3">&lt;html lang="en"&gt;</text:p>
      <text:p text:style-name="P3"/>
      <text:p text:style-name="P3">&lt;head&gt;</text:p>
      <text:p text:style-name="P3"><text:s text:c="4"/>&lt;meta charset="UTF-8"&gt;</text:p>
      <text:p text:style-name="P3"><text:s text:c="4"/>&lt;title&gt;Title&lt;/title&gt;</text:p>
      <text:p text:style-name="P3"><text:s text:c="4"/>&lt;link href="style.css" rel="stylesheet"&gt;</text:p>
      <text:p text:style-name="P3">&lt;/head&gt;</text:p>
      <text:p text:style-name="P3">&lt;style&gt;</text:p>
      <text:p text:style-name="P3"><text:s text:c="4"/>body {</text:p>
      <text:p text:style-name="P3"><text:s text:c="8"/>background: rgb(25, 150, 0);</text:p>
      <text:p text:style-name="P3"><text:s text:c="4"/>}</text:p>
      <text:p text:style-name="P3"/>
      <text:p text:style-name="P3"><text:s text:c="4"/>li {</text:p>
      <text:p text:style-name="P3"><text:s text:c="8"/>margin-top: 5%;</text:p>
      <text:p text:style-name="P3"><text:s text:c="8"/>border-bottom: #ff0000 solid 5px;</text:p>
      <text:p text:style-name="P3"><text:s text:c="8"/>border-top: #ff0000 solid 5px;</text:p>
      <text:p text:style-name="P3"><text:s text:c="8"/>box-shadow: 0 14px 28px rgba(0, 0, 0, 0.25), 0 10px 10px rgba(0, 0, 0, 0.22);</text:p>
      <text:p text:style-name="P3"><text:s text:c="8"/>padding: 10px;</text:p>
      <text:p text:style-name="P3"><text:s text:c="8"/>list-style-type: none;</text:p>
      <text:p text:style-name="P3"><text:s text:c="8"/>border-radius: 4px;</text:p>
      <text:p text:style-name="P3"><text:s text:c="8"/>background: rgb(244, 219, 255);</text:p>
      <text:p text:style-name="P3"><text:s text:c="4"/>}</text:p>
      <text:p text:style-name="P3"/>
      <text:p text:style-name="P3"><text:s text:c="4"/>a {}</text:p>
      <text:p text:style-name="P3"/>
      <text:p text:style-name="P3"><text:s text:c="4"/>a:hover {</text:p>
      <text:p text:style-name="P3"><text:s text:c="8"/>font-size: larger;</text:p>
      <text:p text:style-name="P3"><text:s text:c="4"/>}</text:p>
      <text:p text:style-name="P3">&lt;/style&gt;</text:p>
      <text:p text:style-name="P3"/>
      <text:p text:style-name="P3">&lt;body&gt;</text:p>
      <text:p text:style-name="P3"><text:s text:c="4"/>&lt;ul&gt;</text:p>
      <text:p text:style-name="P3"><text:s text:c="8"/>{{range .Lenta}}</text:p>
      <text:p text:style-name="P3"><text:s text:c="8"/>&lt;li&gt;</text:p>
      <text:p text:style-name="P3"><text:s text:c="12"/>&lt;a href="{{ .Link}}"&gt; {{ .Title}}&lt;/a&gt;</text:p>
      <text:p text:style-name="P3"><text:s text:c="12"/>&lt;p&gt;{{ .Published}}&lt;/p&gt;</text:p>
      <text:p text:style-name="P3"><text:s text:c="8"/>&lt;/li&gt;</text:p>
      <text:p text:style-name="P3"><text:s text:c="8"/>{{end}}</text:p>
      <text:p text:style-name="P3"><text:s text:c="4"/>&lt;/ul&gt;</text:p>
      <text:p text:style-name="P3">&lt;/body&gt;</text:p>
      <text:p text:style-name="P3"/>
      <text:p text:style-name="P3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22:07:45.971566242</meta:creation-date>
    <dc:date>2020-11-21T22:19:07.672561766</dc:date>
    <meta:editing-duration>PT1M11S</meta:editing-duration>
    <meta:editing-cycles>1</meta:editing-cycles>
    <meta:document-statistic meta:table-count="0" meta:image-count="0" meta:object-count="0" meta:page-count="4" meta:paragraph-count="163" meta:word-count="587" meta:character-count="4054" meta:non-whitespace-character-count="3446"/>
    <meta:generator>LibreOffice/6.0.7.3$Linux_X86_64 LibreOffice_project/00m0$Build-3</meta:generator>
  </office:meta>
</office:document-meta>
</file>